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0176" calcext:value-type="float">
            <text:p>78.3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672" calcext:value-type="float">
            <text:p>81.1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216" calcext:value-type="float">
            <text:p>81.3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7824" calcext:value-type="float">
            <text:p>80.8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3608" calcext:value-type="float">
            <text:p>80.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296" calcext:value-type="float">
            <text:p>66.3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2432" calcext:value-type="float">
            <text:p>74.3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048" calcext:value-type="float">
            <text:p>65.9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696" calcext:value-type="float">
            <text:p>64.2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5032" calcext:value-type="float">
            <text:p>64.6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4712" calcext:value-type="float">
            <text:p>65.8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0184" calcext:value-type="float">
            <text:p>80.7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2584" calcext:value-type="float">
            <text:p>80.8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8848" calcext:value-type="float">
            <text:p>80.6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9432" calcext:value-type="float">
            <text:p>80.7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9416" calcext:value-type="float">
            <text:p>68.4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176" calcext:value-type="float">
            <text:p>65.0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3464" calcext:value-type="float">
            <text:p>80.2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9352" calcext:value-type="float">
            <text:p>80.1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6752" calcext:value-type="float">
            <text:p>66.9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916" calcext:value-type="float">
            <text:p>65.6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184" calcext:value-type="float">
            <text:p>65.8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8344" calcext:value-type="float">
            <text:p>69.8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" calcext:value-type="float">
            <text:p>71.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1832" calcext:value-type="float">
            <text:p>80.9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964" calcext:value-type="float">
            <text:p>80.9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4672" calcext:value-type="float">
            <text:p>80.8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004" calcext:value-type="float">
            <text:p>80.3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8768" calcext:value-type="float">
            <text:p>76.2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656" calcext:value-type="float">
            <text:p>70.7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0944" calcext:value-type="float">
            <text:p>67.7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576" calcext:value-type="float">
            <text:p>80.8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6008" calcext:value-type="float">
            <text:p>80.8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696" calcext:value-type="float">
            <text:p>64.2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8664" calcext:value-type="float">
            <text:p>68.5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2336" calcext:value-type="float">
            <text:p>56.2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0956" calcext:value-type="float">
            <text:p>57.94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2528" calcext:value-type="float">
            <text:p>69.5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946" calcext:value-type="float">
            <text:p>72.71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59" calcext:value-type="float">
            <text:p>54.8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1576" calcext:value-type="float">
            <text:p>65.4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1301011809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88" meta:object-count="0"/>
    <meta:user-defined meta:name="AppVersion">3.0</meta:user-defined>
  </office:meta>
</office:document-meta>
</file>